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Text_20_body">
      <style:paragraph-properties fo:padding="0cm" fo:border="none"/>
    </style:style>
    <style:style style:name="P2" style:family="paragraph" style:parent-style-name="Heading_20_3">
      <style:paragraph-properties fo:padding="0cm" fo:border="none"/>
    </style:style>
    <style:style style:name="P3" style:family="paragraph" style:parent-style-name="Heading_20_3">
      <style:paragraph-properties fo:padding="0cm" fo:border="none"/>
    </style:style>
    <style:style style:name="P4" style:family="paragraph" style:parent-style-name="Text_20_body" style:list-style-name="L1">
      <style:paragraph-properties fo:margin-top="0cm" fo:margin-bottom="0cm" fo:padding="0cm" fo:border="none"/>
    </style:style>
    <style:style style:name="P5" style:family="paragraph" style:parent-style-name="Text_20_body" style:list-style-name="L2">
      <style:paragraph-properties fo:margin-top="0cm" fo:margin-bottom="0cm" fo:padding="0cm" fo:border="none"/>
    </style:style>
    <style:style style:name="P6" style:family="paragraph" style:parent-style-name="Text_20_body" style:list-style-name="L3">
      <style:paragraph-properties fo:margin-top="0cm" fo:margin-bottom="0cm" fo:padding="0cm" fo:border="none"/>
    </style:style>
    <style:style style:name="P7" style:family="paragraph" style:parent-style-name="Text_20_body" style:list-style-name="L4">
      <style:paragraph-properties fo:margin-top="0cm" fo:margin-bottom="0cm" fo:padding="0cm" fo:border="none"/>
    </style:style>
    <style:style style:name="P8" style:family="paragraph" style:parent-style-name="Text_20_body" style:list-style-name="L5">
      <style:paragraph-properties fo:margin-top="0cm" fo:margin-bottom="0cm" fo:padding="0cm" fo:border="none"/>
    </style:style>
    <style:style style:name="P9" style:family="paragraph" style:parent-style-name="Text_20_body" style:list-style-name="L6">
      <style:paragraph-properties fo:margin-top="0cm" fo:margin-bottom="0cm" fo:padding="0cm" fo:border="none"/>
    </style:style>
    <style:style style:name="P10" style:family="paragraph" style:parent-style-name="Text_20_body" style:list-style-name="L7">
      <style:paragraph-properties fo:margin-top="0cm" fo:margin-bottom="0cm" fo:padding="0cm" fo:border="none"/>
    </style:style>
    <style:style style:name="P11" style:family="paragraph" style:parent-style-name="Text_20_body" style:list-style-name="L8">
      <style:paragraph-properties fo:margin-top="0cm" fo:margin-bottom="0cm" fo:padding="0cm" fo:border="none"/>
    </style:style>
    <style:style style:name="P12" style:family="paragraph" style:parent-style-name="Text_20_body" style:list-style-name="L9">
      <style:paragraph-properties fo:margin-top="0cm" fo:margin-bottom="0cm" fo:padding="0cm" fo:border="none"/>
    </style:style>
    <style:style style:name="P13" style:family="paragraph" style:parent-style-name="Text_20_body" style:list-style-name="L11">
      <style:paragraph-properties fo:margin-top="0cm" fo:margin-bottom="0cm" fo:padding="0cm" fo:border="none"/>
    </style:style>
    <style:style style:name="P14" style:family="paragraph" style:parent-style-name="Text_20_body">
      <style:paragraph-properties fo:padding="0cm" fo:border="none"/>
    </style:style>
    <style:style style:name="P15" style:family="paragraph" style:parent-style-name="Text_20_body" style:list-style-name="L1">
      <style:paragraph-properties fo:padding="0cm" fo:border="none"/>
    </style:style>
    <style:style style:name="P16" style:family="paragraph" style:parent-style-name="Text_20_body" style:list-style-name="L2">
      <style:paragraph-properties fo:padding="0cm" fo:border="none"/>
    </style:style>
    <style:style style:name="P17" style:family="paragraph" style:parent-style-name="Text_20_body" style:list-style-name="L3">
      <style:paragraph-properties fo:padding="0cm" fo:border="none"/>
    </style:style>
    <style:style style:name="P18" style:family="paragraph" style:parent-style-name="Text_20_body" style:list-style-name="L4">
      <style:paragraph-properties fo:padding="0cm" fo:border="none"/>
    </style:style>
    <style:style style:name="P19" style:family="paragraph" style:parent-style-name="Text_20_body" style:list-style-name="L5">
      <style:paragraph-properties fo:padding="0cm" fo:border="none"/>
    </style:style>
    <style:style style:name="P20" style:family="paragraph" style:parent-style-name="Text_20_body" style:list-style-name="L6">
      <style:paragraph-properties fo:padding="0cm" fo:border="none"/>
    </style:style>
    <style:style style:name="P21" style:family="paragraph" style:parent-style-name="Text_20_body" style:list-style-name="L7">
      <style:paragraph-properties fo:padding="0cm" fo:border="none"/>
    </style:style>
    <style:style style:name="P22" style:family="paragraph" style:parent-style-name="Text_20_body" style:list-style-name="L8">
      <style:paragraph-properties fo:padding="0cm" fo:border="none"/>
    </style:style>
    <style:style style:name="P23" style:family="paragraph" style:parent-style-name="Text_20_body" style:list-style-name="L9">
      <style:paragraph-properties fo:padding="0cm" fo:border="none"/>
    </style:style>
    <style:style style:name="P24" style:family="paragraph" style:parent-style-name="Text_20_body" style:list-style-name="L10">
      <style:paragraph-properties fo:padding="0cm" fo:border="none"/>
    </style:style>
    <style:style style:name="P25" style:family="paragraph" style:parent-style-name="Text_20_body" style:list-style-name="L11">
      <style:paragraph-properties fo:padding="0cm" fo:border="none"/>
    </style:style>
    <style:style style:name="P26" style:family="paragraph" style:parent-style-name="Text_20_body" style:list-style-name="L12">
      <style:paragraph-properties fo:padding="0cm" fo:border="none"/>
    </style:style>
    <style:style style:name="P27" style:family="paragraph" style:parent-style-name="Text_20_body" style:list-style-name="L13">
      <style:paragraph-properties fo:padding="0cm" fo:border="none"/>
    </style:style>
    <style:style style:name="P28" style:family="paragraph" style:parent-style-name="Text_20_body" style:list-style-name="L14">
      <style:paragraph-properties fo:padding="0cm" fo:border="none"/>
    </style:style>
    <style:style style:name="P29" style:family="paragraph" style:parent-style-name="Heading_20_4">
      <style:paragraph-properties fo:padding="0cm" fo:border="none"/>
    </style:style>
    <style:style style:name="P30" style:family="paragraph" style:parent-style-name="Preformatted_20_Text">
      <style:paragraph-properties fo:margin-top="0cm" fo:margin-bottom="0.499cm" fo:padding="0cm" fo:border="none"/>
    </style:style>
    <style:style style:name="P31" style:family="paragraph" style:parent-style-name="Preformatted_20_Text" style:list-style-name="L14">
      <style:paragraph-properties fo:margin-top="0cm" fo:margin-bottom="0.499cm" fo:padding="0cm" fo:border="none"/>
    </style:style>
    <style:style style:name="P32" style:family="paragraph" style:parent-style-name="Preformatted_20_Text">
      <style:paragraph-properties fo:padding="0cm" fo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의 <text:span text:style-name="Source_20_Text">String</text:span> 클래스에는 다양한 메서드가 정의되어 있습니다. 아래는 Java 17 기준으로 <text:span text:style-name="Source_20_Text">String</text:span> 클래스에 포함된 주요 메서드들의 목록입니다.</text:p>
      <text:h text:style-name="P2" text:outline-level="3">1. 문자열 생성 및 변환 관련</text:h>
      <text:list xml:id="list4916399762268506485" text:style-name="L1">
        <text:list-item>
          <text:p text:style-name="P4"><text:span text:style-name="Source_20_Text">String()</text:span>: 기본 생성자.</text:p>
        </text:list-item>
        <text:list-item>
          <text:p text:style-name="P4"><text:span text:style-name="Source_20_Text">String(char[] value)</text:span>: 문자 배열로부터 문자열 생성.</text:p>
        </text:list-item>
        <text:list-item>
          <text:p text:style-name="P4"><text:span text:style-name="Source_20_Text">String(byte[] bytes)</text:span>: 바이트 배열로부터 문자열 생성.</text:p>
        </text:list-item>
        <text:list-item>
          <text:p text:style-name="P15"><text:span text:style-name="Source_20_Text">String(String original)</text:span>: 다른 문자열로부터 생성.</text:p>
        </text:list-item>
      </text:list>
      <text:h text:style-name="P2" text:outline-level="3">2. 문자열 조작 관련</text:h>
      <text:list xml:id="list4431549979577490637" text:style-name="L2">
        <text:list-item>
          <text:p text:style-name="P5"><text:span text:style-name="Source_20_Text">char charAt(int index)</text:span>: 주어진 인덱스의 문자 반환.</text:p>
        </text:list-item>
        <text:list-item>
          <text:p text:style-name="P5"><text:span text:style-name="Source_20_Text">int length()</text:span>: 문자열의 길이를 반환.</text:p>
        </text:list-item>
        <text:list-item>
          <text:p text:style-name="P5"><text:span text:style-name="Source_20_Text">String substring(int beginIndex)</text:span>: 주어진 시작 인덱스부터 끝까지의 문자열 반환.</text:p>
        </text:list-item>
        <text:list-item>
          <text:p text:style-name="P5"><text:span text:style-name="Source_20_Text">String substring(int beginIndex, int endIndex)</text:span>: 주어진 시작 인덱스부터 끝 인덱스 이전까지의 문자열 반환.</text:p>
        </text:list-item>
        <text:list-item>
          <text:p text:style-name="P5"><text:span text:style-name="Source_20_Text">String concat(String str)</text:span>: 주어진 문자열을 현재 문자열에 추가.</text:p>
        </text:list-item>
        <text:list-item>
          <text:p text:style-name="P5"><text:span text:style-name="Source_20_Text">String toLowerCase()</text:span>: 모든 문자를 소문자로 변환.</text:p>
        </text:list-item>
        <text:list-item>
          <text:p text:style-name="P5"><text:span text:style-name="Source_20_Text">String toUpperCase()</text:span>: 모든 문자를 대문자로 변환.</text:p>
        </text:list-item>
        <text:list-item>
          <text:p text:style-name="P16"><text:span text:style-name="Source_20_Text">String trim()</text:span>: 문자열의 앞뒤 공백 제거.</text:p>
        </text:list-item>
      </text:list>
      <text:h text:style-name="P2" text:outline-level="3">3. 문자열 검색 및 비교 관련</text:h>
      <text:list xml:id="list5176811879521890931" text:style-name="L3">
        <text:list-item>
          <text:p text:style-name="P6"><text:span text:style-name="Source_20_Text">int indexOf(String str)</text:span>: 주어진 문자열이 처음 나타나는 인덱스 반환.</text:p>
        </text:list-item>
        <text:list-item>
          <text:p text:style-name="P6"><text:span text:style-name="Source_20_Text">int lastIndexOf(String str)</text:span>: 주어진 문자열이 마지막으로 나타나는 인덱스 반환.</text:p>
        </text:list-item>
        <text:list-item>
          <text:p text:style-name="P6"><text:span text:style-name="Source_20_Text">boolean contains(CharSequence sequence)</text:span>: 주어진 시퀀스가 문자열에 포함되어 있는지 확인.</text:p>
        </text:list-item>
        <text:list-item>
          <text:p text:style-name="P6"><text:span text:style-name="Source_20_Text">boolean startsWith(String prefix)</text:span>: 문자열이 주어진 접두사로 시작하는지 확인.</text:p>
        </text:list-item>
        <text:list-item>
          <text:p text:style-name="P6"><text:span text:style-name="Source_20_Text">boolean endsWith(String suffix)</text:span>: 문자열이 주어진 접미사로 끝나는지 확인.</text:p>
        </text:list-item>
        <text:list-item>
          <text:p text:style-name="P6"><text:span text:style-name="Source_20_Text">boolean equals(Object anObject)</text:span>: 주어진 객체와 문자열이 동일한지 비교.</text:p>
        </text:list-item>
        <text:list-item>
          <text:p text:style-name="P17"><text:span text:style-name="Source_20_Text">boolean equalsIgnoreCase(String anotherString)</text:span>: 대소문자를 무시하고 문자열을 비교.</text:p>
        </text:list-item>
      </text:list>
      <text:h text:style-name="P2" text:outline-level="3">4. 문자열 변환 관련</text:h>
      <text:list xml:id="list1752006908988913755" text:style-name="L4">
        <text:list-item>
          <text:p text:style-name="P7"><text:span text:style-name="Source_20_Text">String[] split(String regex)</text:span>: 주어진 정규 표현식으로 문자열 분할.</text:p>
        </text:list-item>
        <text:list-item>
          <text:p text:style-name="P7"><text:span text:style-name="Source_20_Text">String[] split(String regex, int limit)</text:span>: 주어진 정규 표현식으로 문자열을 분할하고, 제한된 수의 결과 반환.</text:p>
        </text:list-item>
        <text:list-item>
          <text:p text:style-name="P7"><text:span text:style-name="Source_20_Text">String replace(char oldChar, char newChar)</text:span>: 특정 문자를 다른 문자로 대체.</text:p>
        </text:list-item>
        <text:list-item>
          <text:p text:style-name="P7"><text:span text:style-name="Source_20_Text">String replaceAll(String regex, String replacement)</text:span>: 정규 표현식<text:soft-page-break/>을 사용하여 문자열의 모든 일치 항목을 대체.</text:p>
        </text:list-item>
        <text:list-item>
          <text:p text:style-name="P18"><text:span text:style-name="Source_20_Text">String replaceFirst(String regex, String replacement)</text:span>: 정규 표현식을 사용하여 첫 번째 일치 항목을 대체.</text:p>
        </text:list-item>
      </text:list>
      <text:h text:style-name="P2" text:outline-level="3">5. 기타 관련</text:h>
      <text:list xml:id="list6504069895577904625" text:style-name="L5">
        <text:list-item>
          <text:p text:style-name="P8"><text:span text:style-name="Source_20_Text">boolean isEmpty()</text:span>: 문자열이 비어 있는지 확인.</text:p>
        </text:list-item>
        <text:list-item>
          <text:p text:style-name="P8"><text:span text:style-name="Source_20_Text">int compareTo(String anotherString)</text:span>: 문자열을 사전적으로 비교.</text:p>
        </text:list-item>
        <text:list-item>
          <text:p text:style-name="P8"><text:span text:style-name="Source_20_Text">StringBuilder append(String str)</text:span>: 새로운 문자열을 추가하는 <text:span text:style-name="Source_20_Text">StringBuilder</text:span> 객체 생성.</text:p>
        </text:list-item>
        <text:list-item>
          <text:p text:style-name="P19"><text:span text:style-name="Source_20_Text">String valueOf(...)</text:span>: 다양한 타입의 값을 문자열로 변환.</text:p>
        </text:list-item>
      </text:list>
      <text:p text:style-name="P1">이 외에도 <text:span text:style-name="Source_20_Text">String</text:span> 클래스에는 여러 유틸리티 메서드가 있으며, Java의 공식 문서에서 더 많은 정보를 확인할 수 있습니다. 각 메서드는 다양한 상황에서 유용하게 사용될 수 있습니다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Java의 <text:span text:style-name="Source_20_Text">String</text:span> 클래스는 매우 많은 메서드를 제공합니다. 아래는 Java 8 기준으로 <text:span text:style-name="Source_20_Text">String</text:span> 클래스의 주요 메서드 목록입니다. 모든 메서드를 나열하기는 어렵지만, 자주 사용되는 메서드를 포함하여 중요한 메서드들을 정리해 보았습니다.</text:p>
      <text:h text:style-name="P2" text:outline-level="3">Java <text:span text:style-name="Source_20_Text">String</text:span> 클래스 메서드 목록</text:h>
      <text:h text:style-name="P29" text:outline-level="4">1. 문자열 길이 및 인덱스 관련</text:h>
      <text:list xml:id="list8170905361449262604" text:style-name="L6">
        <text:list-item>
          <text:p text:style-name="P9"><text:span text:style-name="Strong_20_Emphasis"><text:span text:style-name="Source_20_Text">int length()</text:span></text:span>: 문자열의 길이를 반환합니다.</text:p>
        </text:list-item>
        <text:list-item>
          <text:p text:style-name="P9"><text:span text:style-name="Strong_20_Emphasis"><text:span text:style-name="Source_20_Text">char charAt(int index)</text:span></text:span>: 지정된 인덱스의 문자를 반환합니다.</text:p>
        </text:list-item>
        <text:list-item>
          <text:p text:style-name="P9"><text:span text:style-name="Strong_20_Emphasis"><text:span text:style-name="Source_20_Text">int indexOf(String str)</text:span></text:span>: 주어진 문자열이 처음 나타나는 인덱스를 반환합니다.</text:p>
        </text:list-item>
        <text:list-item>
          <text:p text:style-name="P9"><text:span text:style-name="Strong_20_Emphasis"><text:span text:style-name="Source_20_Text">int indexOf(char ch)</text:span></text:span>: 주어진 문자가 처음 나타나는 인덱스를 반환합니다.</text:p>
        </text:list-item>
        <text:list-item>
          <text:p text:style-name="P9"><text:span text:style-name="Strong_20_Emphasis"><text:span text:style-name="Source_20_Text">int lastIndexOf(String str)</text:span></text:span>: 주어진 문자열이 마지막으로 나타나는 인덱스를 반환합니다.</text:p>
        </text:list-item>
        <text:list-item>
          <text:p text:style-name="P9"><text:span text:style-name="Strong_20_Emphasis"><text:span text:style-name="Source_20_Text">int lastIndexOf(char ch)</text:span></text:span>: 주어진 문자가 마지막으로 나타나는 인덱스를 반환합니다.</text:p>
        </text:list-item>
        <text:list-item>
          <text:p text:style-name="P20"><text:span text:style-name="Strong_20_Emphasis"><text:span text:style-name="Source_20_Text">boolean contains(CharSequence sequence)</text:span></text:span>: 주어진 시퀀스가 문자열에 포함되어 있는지 확인합니다.</text:p>
        </text:list-item>
      </text:list>
      <text:h text:style-name="P29" text:outline-level="4">2. 문자열 변환 및 조작</text:h>
      <text:list xml:id="list5202862556153534681" text:style-name="L7">
        <text:list-item>
          <text:p text:style-name="P10"><text:span text:style-name="Strong_20_Emphasis"><text:span text:style-name="Source_20_Text">String substring(int beginIndex)</text:span></text:span>: 지정된 인덱스부터 끝까지의 문자열을 반환합니다.</text:p>
        </text:list-item>
        <text:list-item>
          <text:p text:style-name="P10"><text:span text:style-name="Strong_20_Emphasis"><text:span text:style-name="Source_20_Text">String substring(int beginIndex, int endIndex)</text:span></text:span>: 지정된 범위의 문자열을 반환합니다.</text:p>
        </text:list-item>
        <text:list-item>
          <text:p text:style-name="P10"><text:span text:style-name="Strong_20_Emphasis"><text:span text:style-name="Source_20_Text">String toLowerCase()</text:span></text:span>: 문자열을 소문자로 변환합니다.</text:p>
        </text:list-item>
        <text:list-item>
          <text:p text:style-name="P10"><text:span text:style-name="Strong_20_Emphasis"><text:span text:style-name="Source_20_Text">String toUpperCase()</text:span></text:span>: 문자열을 대문자로 변환합니다.</text:p>
        </text:list-item>
        <text:list-item>
          <text:p text:style-name="P10"><text:span text:style-name="Strong_20_Emphasis"><text:span text:style-name="Source_20_Text">String trim()</text:span></text:span>: 문자열의 앞과 뒤의 공백을 제거합니다.</text:p>
        </text:list-item>
        <text:list-item>
          <text:p text:style-name="P10"><text:span text:style-name="Strong_20_Emphasis"><text:span text:style-name="Source_20_Text">String replace(char oldChar, char newChar)</text:span></text:span>: 주어진 문자를 다른 문자로 대체합니다.</text:p>
        </text:list-item>
        <text:list-item>
          <text:p text:style-name="P10"><text:span text:style-name="Strong_20_Emphasis"><text:span text:style-name="Source_20_Text">String replace(String target, String replacement)</text:span></text:span>: 주어진 문자열을 다른 문자열로 대체합니다.</text:p>
        </text:list-item>
        <text:list-item>
          <text:p text:style-name="P21"><text:span text:style-name="Strong_20_Emphasis"><text:span text:style-name="Source_20_Text">String[] split(String regex)</text:span></text:span>: 정규 표현식에 따라 문자열을 분리하여 배열로 반환합니다.</text:p>
        </text:list-item>
      </text:list>
      <text:h text:style-name="P29" text:outline-level="4">3. 문자열 비교</text:h>
      <text:list xml:id="list735571645465345586" text:style-name="L8">
        <text:list-item>
          <text:p text:style-name="P11"><text:span text:style-name="Strong_20_Emphasis"><text:span text:style-name="Source_20_Text">boolean equals(Object anObject)</text:span></text:span>: 문자열의 내용을 비교합니다.</text:p>
        </text:list-item>
        <text:list-item>
          <text:p text:style-name="P11"><text:span text:style-name="Strong_20_Emphasis"><text:span text:style-name="Source_20_Text">boolean equalsIgnoreCase(String anotherString)</text:span></text:span>: 대소문자를 무시하고 문자열을 비교합니다.</text:p>
        </text:list-item>
        <text:list-item>
          <text:p text:style-name="P11"><text:span text:style-name="Strong_20_Emphasis"><text:span text:style-name="Source_20_Text">int compareTo(String anotherString)</text:span></text:span>: 사전적으로 문자열을 비교합니다.</text:p>
        </text:list-item>
        <text:list-item>
          <text:p text:style-name="P22"><text:span text:style-name="Strong_20_Emphasis"><text:span text:style-name="Source_20_Text">int compareToIgnoreCase(String str)</text:span></text:span>: 대소문자를 무시하고 문자열을 비교합니다.</text:p>
        </text:list-item>
      </text:list>
      <text:h text:style-name="P29" text:outline-level="4"><text:soft-page-break/>4. 문자열 검색</text:h>
      <text:list xml:id="list4761544219823189110" text:style-name="L9">
        <text:list-item>
          <text:p text:style-name="P12"><text:span text:style-name="Strong_20_Emphasis"><text:span text:style-name="Source_20_Text">boolean startsWith(String prefix)</text:span></text:span>: 문자열이 주어진 접두사로 시작하는지 확인합니다.</text:p>
        </text:list-item>
        <text:list-item>
          <text:p text:style-name="P23"><text:span text:style-name="Strong_20_Emphasis"><text:span text:style-name="Source_20_Text">boolean endsWith(String suffix)</text:span></text:span>: 문자열이 주어진 접미사로 끝나는지 확인합니다.</text:p>
        </text:list-item>
      </text:list>
      <text:h text:style-name="P29" text:outline-level="4">5. 문자열 포맷팅</text:h>
      <text:list xml:id="list8906132162660419723" text:style-name="L10">
        <text:list-item>
          <text:p text:style-name="P24"><text:span text:style-name="Strong_20_Emphasis"><text:span text:style-name="Source_20_Text">String format(String format, Object... args)</text:span></text:span>: 포맷 문자열을 기반으로 새로운 문자열을 생성합니다.</text:p>
        </text:list-item>
      </text:list>
      <text:h text:style-name="P29" text:outline-level="4">6. 기타 메서드</text:h>
      <text:list xml:id="list1415040022616522067" text:style-name="L11">
        <text:list-item>
          <text:p text:style-name="P13"><text:span text:style-name="Strong_20_Emphasis"><text:span text:style-name="Source_20_Text">String valueOf(Object obj)</text:span></text:span>: 주어진 객체의 문자열 표현을 반환합니다.</text:p>
        </text:list-item>
        <text:list-item>
          <text:p text:style-name="P13"><text:span text:style-name="Strong_20_Emphasis"><text:span text:style-name="Source_20_Text">char[] toCharArray()</text:span></text:span>: 문자열을 문자 배열로 변환합니다.</text:p>
        </text:list-item>
        <text:list-item>
          <text:p text:style-name="P13"><text:span text:style-name="Strong_20_Emphasis"><text:span text:style-name="Source_20_Text">String concat(String str)</text:span></text:span>: 다른 문자열과 현재 문자열을 연결합니다.</text:p>
        </text:list-item>
        <text:list-item>
          <text:p text:style-name="P25"><text:span text:style-name="Strong_20_Emphasis"><text:span text:style-name="Source_20_Text">StringBuilder append(String str)</text:span></text:span>: <text:span text:style-name="Source_20_Text">StringBuilder</text:span> 객체에 문자열을 추가합니다.</text:p>
        </text:list-item>
      </text:list>
      <text:h text:style-name="P2" text:outline-level="3">추가 정보</text:h>
      <text:list xml:id="list84334476114978961" text:style-name="L12">
        <text:list-item>
          <text:p text:style-name="P26"><text:span text:style-name="Source_20_Text">String</text:span> 클래스는 불변(immutable)입니다. 즉, 문자열의 내용을 변경하는 메서드는 새로운 문자열을 반환하고 원래 문자열은 변경되지 않습니다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class Solution {<text:line-break/>public String solution(String my_string, int n) {<text:line-break/>StringBuilder sb = new StringBuilder();<text:line-break/>for(char c : my_string.toCharArray()){<text:line-break/>sb.append((c + "").repeat(n));<text:line-break/>}<text:line-break/>return sb.toString();<text:line-break/>}<text:line-break/>}<text:line-break/>에서 (c + "") 에서 ""를 뺴면 안되?</text:p>
      <text:p text:style-name="P1"><draw:frame draw:style-name="fr1" draw:name="그림1" text:anchor-type="as-char" svg:width="4.33cm" svg:height="1.341cm" draw:z-index="0"><draw:image xlink:href="https://lh3.googleusercontent.com/a/ACg8ocL01IX-WDQfVAnI2xv6PEQp74HZiJi6I8N6Q-tAY3GQEOL2ow8E=s96-c" xlink:type="simple" xlink:show="embed" xlink:actuate="onLoad"/></draw:frame></text:p>
      <text:p text:style-name="P1"><text:span text:style-name="Source_20_Text">(c + "")</text:span>에서 <text:span text:style-name="Source_20_Text">""</text:span>를 빼면 <text:span text:style-name="Source_20_Text">c</text:span>는 <text:span text:style-name="Source_20_Text">char</text:span> 타입이고, <text:span text:style-name="Source_20_Text">repeat(n)</text:span> 메서드는 <text:span text:style-name="Source_20_Text">String</text:span> 객체에서만 사용할 수 있기 때문에 문제가 발생합니다. <text:span text:style-name="Source_20_Text">repeat(n)</text:span> 메서드는 <text:span text:style-name="Source_20_Text">String</text:span> 클래스에 있는 메서드로, <text:span text:style-name="Source_20_Text">String</text:span> 타입의 객체에서 호출할 수 있습니다.</text:p>
      <text:h text:style-name="P2" text:outline-level="3">이유</text:h>
      <text:list xml:id="list4795679923017588345" text:style-name="L13">
        <text:list-item>
          <text:p text:style-name="P27"><text:span text:style-name="Strong_20_Emphasis"><text:span text:style-name="Source_20_Text">c</text:span></text:span><text:span text:style-name="Strong_20_Emphasis">는 </text:span><text:span text:style-name="Strong_20_Emphasis"><text:span text:style-name="Source_20_Text">char</text:span></text:span><text:span text:style-name="Strong_20_Emphasis"> 타입</text:span>: <text:span text:style-name="Source_20_Text">char</text:span>는 기본 데이터 타입으로, 문자열과는 다릅니다. <text:span text:style-name="Source_20_Text">repeat</text:span> 메서드는 <text:span text:style-name="Source_20_Text">String</text:span> 객체에서만 사용할 수 있으므로, <text:span text:style-name="Source_20_Text">char</text:span>를 직접 사용하면 오류가 발생합니다.</text:p>
        </text:list-item>
        <text:list-item>
          <text:p text:style-name="P27"><text:span text:style-name="Strong_20_Emphasis"><text:span text:style-name="Source_20_Text">(c + "")</text:span></text:span><text:span text:style-name="Strong_20_Emphasis">의 의미</text:span>: <text:span text:style-name="Source_20_Text">c + ""</text:span>는 <text:span text:style-name="Source_20_Text">char</text:span>인 <text:span text:style-name="Source_20_Text">c</text:span>를 빈 문자열과 연결하여 <text:span text:style-name="Source_20_Text">String</text:span>으로 변환하는 방법입니다. 이렇게 하면 <text:span text:style-name="Source_20_Text">c</text:span>가 <text:span text:style-name="Source_20_Text">String</text:span>으로 변환되어 <text:span text:style-name="Source_20_Text">repeat(n)</text:span> 메서드를 사용할 수 있게 됩니다.</text:p>
        </text:list-item>
      </text:list>
      <text:h text:style-name="P2" text:outline-level="3">예시</text:h>
      <text:list xml:id="list1495824247416668034" text:style-name="L14">
        <text:list-item>
          <text:p text:style-name="P28"><text:span text:style-name="Strong_20_Emphasis">현재 코드</text:span>:</text:p>
          <text:p text:style-name="P31"><text:span text:style-name="Source_20_Text">sb.append((c + "").repeat(n));</text:span></text:p>
        </text:list-item>
        <text:list-item>
          <text:p text:style-name="P28"><text:span text:style-name="Strong_20_Emphasis"><text:span text:style-name="Source_20_Text">""</text:span></text:span><text:span text:style-name="Strong_20_Emphasis">를 빼면</text:span>:</text:p>
          <text:p text:style-name="P31"><text:span text:style-name="Source_20_Text">sb.append(c.repeat(n)); // 오류 발생</text:span></text:p>
        </text:list-item>
      </text:list>
      <text:h text:style-name="P2" text:outline-level="3">대안</text:h>
      <text:p text:style-name="P1"><text:span text:style-name="Source_20_Text">String.valueOf(c)</text:span>를 사용하여 <text:span text:style-name="Source_20_Text">char</text:span>를 <text:span text:style-name="Source_20_Text">String</text:span>으로 변환할 수도 있습니다. 아래와 같이 변경할 수 있습니다:</text:p>
      <text:p text:style-name="P30"><text:span text:style-name="Source_20_Text">sb.append(String.valueOf(c).repeat(n));</text:span></text:p>
      <text:h text:style-name="P2" text:outline-level="3"/>
      <text:p text:style-name="P1"/>
      <text:h text:style-name="P2" text:outline-level="3"><text:soft-page-break/>최종 코드 예시</text:h>
      <text:p text:style-name="P32"><text:span text:style-name="Source_20_Text">class Solution {</text:span></text:p>
      <text:p text:style-name="P32"><text:span text:style-name="Source_20_Text"><text:s text:c="4"/>public String solution(String my_string, int n) {</text:span></text:p>
      <text:p text:style-name="P32"><text:span text:style-name="Source_20_Text"><text:s text:c="8"/>StringBuilder sb = new StringBuilder();</text:span></text:p>
      <text:p text:style-name="P32"><text:span text:style-name="Source_20_Text"><text:s text:c="8"/>for (char c : my_string.toCharArray()) {</text:span></text:p>
      <text:p text:style-name="P32"><text:span text:style-name="Source_20_Text"><text:s text:c="12"/>sb.append(String.valueOf(c).repeat(n)); // 또는 (c + "").repeat(n)</text:span></text:p>
      <text:p text:style-name="P32"><text:span text:style-name="Source_20_Text"><text:s text:c="8"/>}</text:span></text:p>
      <text:p text:style-name="P32"><text:span text:style-name="Source_20_Text"><text:s text:c="8"/>return sb.toString();</text:span></text:p>
      <text:p text:style-name="P32"><text:span text:style-name="Source_20_Text"><text:s text:c="4"/>}</text:span></text:p>
      <text:p text:style-name="P30"><text:span text:style-name="Source_20_Text">}</text:span></text:p>
      <text:p text:style-name="P1">이렇게 하면 <text:span text:style-name="Source_20_Text">c</text:span>를 <text:span text:style-name="Source_20_Text">String</text:span>으로 변환한 후 <text:span text:style-name="Source_20_Text">repeat(n)</text:span> 메서드를 사용할 수 있습니다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바탕1" style:font-size-asian="14pt" style:font-weight-asian="bold" style:font-name-complex="Arial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바탕1" style:font-size-asian="12pt" style:font-weight-asian="bold" style:font-name-complex="Arial1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굴림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굴림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02T11:31:29.08</meta:creation-date>
    <dc:date>2024-09-02T15:17:44.37</dc:date>
    <meta:editing-duration>PT3H5M17S</meta:editing-duration>
    <meta:editing-cycles>2</meta:editing-cycles>
    <meta:generator>OpenOffice/4.1.15$Win32 OpenOffice.org_project/4115m2$Build-9813</meta:generator>
    <meta:document-statistic meta:table-count="0" meta:image-count="1" meta:object-count="0" meta:page-count="6" meta:paragraph-count="96" meta:word-count="1934" meta:character-count="4631"/>
  </office:meta>
</office:document-meta>
</file>